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font-weight-complex="bold" fo:font-size="14pt" style:font-size-asian="14pt" style:font-size-complex="14pt"/>
    </style:style>
    <style:style style:name="P3" style:parent-style-name="Párrafodelista" style:list-style-name="LFO1" style:family="paragraph"/>
    <style:style style:name="T4" style:parent-style-name="Fuentedepárrafopredeter." style:family="text">
      <style:text-properties fo:font-style="italic" style:font-style-asian="italic" style:font-style-complex="italic"/>
    </style:style>
    <style:style style:name="P5" style:parent-style-name="Párrafodelista" style:list-style-name="LFO1" style:family="paragraph"/>
    <style:style style:name="T6" style:parent-style-name="Fuentedepárrafopredeter." style:family="text">
      <style:text-properties fo:font-style="italic" style:font-style-asian="italic" style:font-style-complex="italic"/>
    </style:style>
    <style:style style:name="T7" style:parent-style-name="Fuentedepárrafopredeter." style:family="text">
      <style:text-properties fo:font-style="italic" style:font-style-asian="italic" style:font-style-complex="italic"/>
    </style:style>
    <style:style style:name="P8" style:parent-style-name="Párrafodelista" style:list-style-name="LFO1" style:family="paragraph"/>
    <style:style style:name="T9" style:parent-style-name="Fuentedepárrafopredeter." style:family="text">
      <style:text-properties fo:font-style="italic" style:font-style-asian="italic" style:font-style-complex="italic"/>
    </style:style>
    <style:style style:name="T10" style:parent-style-name="Fuentedepárrafopredeter." style:family="text">
      <style:text-properties fo:font-style="italic" style:font-style-asian="italic" style:font-style-complex="italic"/>
    </style:style>
    <style:style style:name="T11" style:parent-style-name="Fuentedepárrafopredeter." style:family="text">
      <style:text-properties fo:font-style="italic" style:font-style-asian="italic" style:font-style-complex="italic"/>
    </style:style>
    <style:style style:name="T12" style:parent-style-name="Fuentedepárrafopredeter." style:family="text">
      <style:text-properties fo:font-style="italic" style:font-style-asian="italic" style:font-style-complex="italic"/>
    </style:style>
    <style:style style:name="P13" style:parent-style-name="Párrafodelista" style:list-style-name="LFO1" style:family="paragraph"/>
    <style:style style:name="T14" style:parent-style-name="Fuentedepárrafopredeter." style:family="text">
      <style:text-properties fo:font-style="italic" style:font-style-asian="italic" style:font-style-complex="italic"/>
    </style:style>
    <style:style style:name="T15" style:parent-style-name="Fuentedepárrafopredeter." style:family="text">
      <style:text-properties fo:font-style="italic" style:font-style-asian="italic" style:font-style-complex="italic"/>
    </style:style>
    <style:style style:name="P16" style:parent-style-name="Párrafodelista" style:list-style-name="LFO1" style:family="paragraph"/>
    <style:style style:name="T17" style:parent-style-name="Fuentedepárrafopredeter." style:family="text">
      <style:text-properties fo:font-style="italic" style:font-style-asian="italic" style:font-style-complex="italic"/>
    </style:style>
    <style:style style:name="T18" style:parent-style-name="Fuentedepárrafopredeter." style:family="text">
      <style:text-properties fo:font-style="italic" style:font-style-asian="italic" style:font-style-complex="italic"/>
    </style:style>
    <style:style style:name="T19" style:parent-style-name="Fuentedepárrafopredeter." style:family="text">
      <style:text-properties fo:font-style="italic" style:font-style-asian="italic" style:font-style-complex="italic"/>
    </style:style>
    <style:style style:name="T20" style:parent-style-name="Fuentedepárrafopredeter." style:family="text">
      <style:text-properties fo:font-style="italic" style:font-style-asian="italic" style:font-style-complex="italic"/>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Párrafodelista" style:list-style-name="LFO1" style:family="paragraph"/>
    <style:style style:name="T24" style:parent-style-name="Fuentedepárrafopredeter." style:family="text">
      <style:text-properties fo:font-style="italic" style:font-style-asian="italic" style:font-style-complex="italic"/>
    </style:style>
    <style:style style:name="T25" style:parent-style-name="Fuentedepárrafopredeter." style:family="text">
      <style:text-properties fo:font-style="italic" style:font-style-asian="italic" style:font-style-complex="italic"/>
    </style:style>
    <style:style style:name="P26" style:parent-style-name="Párrafodelista" style:list-style-name="LFO1" style:family="paragraph"/>
    <style:style style:name="T27" style:parent-style-name="Fuentedepárrafopredeter." style:family="text">
      <style:text-properties fo:font-style="italic" style:font-style-asian="italic" style:font-style-complex="italic"/>
    </style:style>
    <style:style style:name="T28" style:parent-style-name="Fuentedepárrafopredeter." style:family="text">
      <style:text-properties fo:font-style="italic" style:font-style-asian="italic" style:font-style-complex="italic"/>
    </style:style>
    <style:style style:name="P29" style:parent-style-name="Párrafodelista" style:list-style-name="LFO1" style:family="paragraph"/>
    <style:style style:name="P30" style:parent-style-name="Normal" style:family="paragraph">
      <style:paragraph-properties fo:margin-left="0.25in">
        <style:tab-stops/>
      </style:paragraph-properties>
    </style:style>
  </office:automatic-styles>
  <office:body>
    <office:text text:use-soft-page-breaks="true">
      <text:p text:style-name="P1">COMENTARIOS EXPLICATIVOS DEL DIAGRAMA E/R</text:p>
      <text:p text:style-name="P2"/>
      <text:list text:style-name="LFO1" text:continue-numbering="true">
        <text:list-item>
          <text:p text:style-name="P3">Relación ternaria<text:s/><text:span text:style-name="T4">asocia</text:span><text:s/>entre lineas_factura, productos y pedidos. Es necesaria porque cada<text:s/>fila<text:s/>asocia simultáneamente un producto con el pedido en el que se solicitó y la<text:s/>línea de la<text:s/>factura<text:s/>a la que corresponde.<text:s/></text:p>
        </text:list-item>
        <text:list-item>
          <text:p text:style-name="P5">Agregación.<text:s/>Al formar una relación ternaria entre las entidades<text:s/><text:span text:style-name="T6">comerciales, clientes<text:s/></text:span>y<text:s/><text:span text:style-name="T7">pedidos porContancto<text:s/></text:span>podemos observar<text:s/>que,<text:s/>si un cliente y un comercial se juntan, existe la posibilidad de que no haya un pedido derivado de ese contacto y esto, no se podría reflejar en la tabla creada a partir de la relación ternaria, ya que su clave primaria no permitiría que el pedido porContacto fuese null. Por lo tanto, la agregación entre estas tres entidades, sí que permitiría la combinación cliente y comercial sin un pedido.<text:s/></text:p>
        </text:list-item>
        <text:list-item>
          <text:p text:style-name="P8">Relación ISA<text:s/><text:span text:style-name="T9">pedidos</text:span><text:s/>-&gt; <text:s/><text:span text:style-name="T10">porContacto</text:span>,<text:s/><text:span text:style-name="T11">sinContacto</text:span>. Existen dos tipos de pedidos: por contacto y sin contacto, y ambos heredan los atributos de la superentidad<text:s/><text:span text:style-name="T12">pedidos</text:span>.<text:s/></text:p>
        </text:list-item>
        <text:list-item>
          <text:p text:style-name="P13">Relación 1:1.<text:s/>La relación 1:1 entre<text:s/><text:span text:style-name="T14">tipos_clientes</text:span><text:s/>y<text:s/><text:span text:style-name="T15">comerciales</text:span><text:s/>se justifica porque un comercial es responsable de uno o cero tipos de clientes y para cada tipo de cliente siempre hay un comercial (solo uno).<text:s/></text:p>
        </text:list-item>
        <text:list-item>
          <text:p text:style-name="P16">Entidad débil.<text:s/><text:span text:style-name="T17">Facturas</text:span><text:span text:style-name="T18"><text:s/></text:span>es una entidad débil dependiente de la entidad fuerte<text:s/><text:span text:style-name="T19">cliente</text:span><text:span text:style-name="T20">s</text:span>. <text:s/>Se trata de una dependencia por identificación, ya que para identificar de forma única una<text:s/><text:span text:style-name="T21">factura</text:span><text:s/>es necesario conocer el CIF del<text:s/><text:span text:style-name="T22">cliente</text:span><text:s/>al que pertenece.</text:p>
        </text:list-item>
        <text:list-item>
          <text:p text:style-name="P23">Entidad débil.<text:s/><text:span text:style-name="T24">Lineas_facturas</text:span><text:s/>es una entidad débil de la entidad fuerte<text:s/><text:span text:style-name="T25">facturas</text:span>. Se trata de una dependencia por identificación, ya que para identificar de forma única una línea de factura es necesario conocer la factura a la que pertenece.</text:p>
        </text:list-item>
        <text:list-item>
          <text:p text:style-name="P26">Entidad débil.<text:s/><text:span text:style-name="T27">Ciudades<text:s/></text:span>es una entidad débil dependiente de la entidad fuerte<text:s/><text:span text:style-name="T28">provincias</text:span>. Se trata de una dependencia por identificación, ya que para identificar de forma única una ciudad es necesario conocer la provincia a la que pertenece.</text:p>
        </text:list-item>
        <text:list-item>
          <text:p text:style-name="P29">asdfasdfasdf</text:p>
        </text:list-item>
      </text:list>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lila Sánchez Sánchez</meta:initial-creator>
    <dc:creator>Antonio Alonso Briones</dc:creator>
    <meta:creation-date>2025-01-23T17:11:00Z</meta:creation-date>
    <dc:date>2025-01-23T17:12:00Z</dc:date>
    <meta:template xlink:href="Normal.dotm" xlink:type="simple"/>
    <meta:editing-cycles>3</meta:editing-cycles>
    <meta:editing-duration>PT4980S</meta:editing-duration>
    <meta:document-statistic meta:page-count="1" meta:paragraph-count="3" meta:word-count="294" meta:character-count="1910" meta:row-count="13" meta:non-whitespace-character-count="1619"/>
  </office:meta>
</office:document-meta>
</file>